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Airdrop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Airdrop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from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from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from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from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from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from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from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Hard Fork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from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2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2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from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1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Min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Stak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Wage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14.619098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